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5.79mm"/>
    </style:style>
    <style:style style:name="co2" style:family="table-column">
      <style:table-column-properties fo:break-before="auto" style:column-width="64.29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53.71mm"/>
    </style:style>
    <style:style style:name="co8" style:family="table-column">
      <style:table-column-properties fo:break-before="auto" style:column-width="2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Version_20_information">
      <style:table-properties table:display="true" style:writing-mode="lr-tb"/>
    </style:style>
    <style:style style:name="ta2" style:family="table" style:master-page-name="PageStyle_5f_XXXX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" style:family="table-cell" style:parent-style-name="information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cell-protect="none" style:print-content="tru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8" style:family="table-cell" style:parent-style-name="information" style:data-style-name="N0">
      <style:table-cell-properties style:rotation-align="none"/>
    </style:style>
    <style:style style:name="ce9" style:family="table-cell" style:parent-style-name="information" style:data-style-name="N11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information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information" style:data-style-name="N0"/>
    <style:style style:name="ce19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actionword" style:data-style-name="N0"/>
    <style:style style:name="ce21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actionword" style:data-style-name="N0">
      <style:table-cell-properties style:rotation-align="none"/>
    </style:style>
    <style:style style:name="ce25" style:family="table-cell" style:parent-style-name="testcase" style:data-style-name="N0">
      <style:text-properties style:use-window-font-color="true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estcondition" style:data-style-name="N0"/>
    <style:style style:name="ce27" style:family="table-cell" style:parent-style-name="testcase" style:data-style-name="N0"/>
    <style:style style:name="ce28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information" style:data-style-name="N114"/>
    <style:style style:name="ce30" style:family="table-cell" style:parent-style-name="comment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1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2" style:family="table-cell" style:parent-style-name="testcondition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tag" style:data-style-name="N1011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0113">
      <style:table-cell-properties style:cell-protect="protected" style:print-content="tru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35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6" style:family="table-cell" style:parent-style-name="comment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" style:family="table-cell" style:parent-style-name="argument" style:data-style-name="N0">
      <style:table-cell-properties style:rotation-align="none"/>
    </style:style>
    <style:style style:name="ce38" style:family="table-cell" style:parent-style-name="testdata" style:data-style-name="N0">
      <style:table-cell-properties style:rotation-align="none"/>
    </style:style>
    <style:style style:name="ce3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comment" style:data-style-name="N0"/>
    <style:style style:name="ce41" style:family="table-cell" style:parent-style-name="comment" style:data-style-name="N10113"/>
    <style:style style:name="ce42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43" style:family="table-cell" style:parent-style-name="argument" style:data-style-name="N1">
      <style:table-cell-properties style:rotation-align="none"/>
    </style:style>
    <style:style style:name="ce44" style:family="table-cell" style:parent-style-name="testcondition" style:data-style-name="N10113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tag-value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estcase" style:data-style-name="N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testcondition" style:data-style-name="N10113"/>
    <style:style style:name="ce51" style:family="table-cell" style:parent-style-name="tag-value" style:data-style-name="N1011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testcase" style:data-style-name="N0"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cell-protect="none" style:print-content="true" style:diagonal-bl-tr="none" style:diagonal-tl-br="none" fo:background-color="transparent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54" style:family="table-cell" style:parent-style-name="information" style:data-style-name="N11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6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7" style:family="table-cell" style:parent-style-name="information" style:data-style-name="N0">
      <style:table-cell-properties fo:border="0.06pt solid #000000"/>
      <style:text-properties fo:font-weight="normal" style:font-weight-asian="normal" style:font-weight-complex="normal"/>
    </style:style>
    <style:style style:name="ce58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9" style:family="table-cell" style:parent-style-name="testcondition" style:data-style-name="N0">
      <style:table-cell-properties style:rotation-align="none"/>
    </style:style>
    <style:style style:name="ce60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[.$H$2:.$H$6])" table:allow-empty-cell="true" table:display-list="unsorted" table:base-cell-address="XXXX01.H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2" table:condition="of:cell-content-is-in-list([.$F$2:.$F$6])" table:allow-empty-cell="true" table:display-list="unsorted" table:base-cell-address="XXXX01.F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3" table:base-cell-address="XXXX01.F33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4" table:condition="of:cell-content-is-in-list([.$G$2:.$G$7])" table:allow-empty-cell="true" table:display-list="unsorted" table:base-cell-address="XXXX01.G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5" table:condition="of:cell-content-is-in-list(&quot;S&quot;;&quot;N&quot;;&quot;G&quot;;&quot;F&quot;;&quot;T&quot;)" table:allow-empty-cell="true" table:display-list="unsorted" table:base-cell-address="XXXX01.I43">
          <table:help-message table:display="true"/>
          <table:error-message table:message-type="stop" table:display="true">
            <text:p>Select a valid test status</text:p>
          </table:error-message>
        </table:content-validation>
      </table:content-validations>
      <table:table table:name="Version information" table:style-name="ta1" table:print-ranges="'Version information'.A1:'Version information'.D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&lt;logical test cluster name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1" office:value-type="string" calcext:value-type="string">
            <text:p>cluster id</text:p>
          </table:table-cell>
          <table:table-cell table:style-name="ce8" office:value-type="string" calcext:value-type="string">
            <text:p>XXXX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name</text:p>
          </table:table-cell>
          <table:table-cell table:style-name="ce1" office:value-type="string" calcext:value-type="string">
            <text:p>&lt;application with version number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version</text:p>
          </table:table-cell>
          <table:table-cell table:style-name="ce2" office:value-type="string" calcext:value-type="string">
            <text:p>&lt;version number&gt;</text:p>
          </table:table-cell>
          <table:table-cell table:style-name="ce10" table:number-columns-repeated="2"/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application version date</text:p>
          </table:table-cell>
          <table:table-cell table:style-name="ce9" office:value-type="string" calcext:value-type="string">
            <text:p>&lt;version date&gt;</text:p>
          </table:table-cell>
          <table:table-cell table:style-name="ce3" table:number-columns-repeated="2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4" office:value-type="string" calcext:value-type="string" table:number-columns-spanned="4" table:number-rows-spanned="12">
            <text:p>&lt;On this sheet you can also keep record of documentation, including version numbers and/or release dates, on which the test cluster is based upon. Also providing the version of test cluster might enhance tracebility&gt;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style-name="ce5"/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onfiguration histo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2" office:value-type="string" calcext:value-type="string">
            <text:p>Alterations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ate of modification</text:p>
          </table:table-cell>
          <table:table-cell table:style-name="ce2" office:value-type="string" calcext:value-type="string">
            <text:p>Author</text:p>
          </table:table-cell>
          <table:table-cell table:style-name="ce14" table:number-columns-repeated="20"/>
          <table:table-cell table:style-name="ce17" table:number-columns-repeated="1000"/>
        </table:table-row>
        <table:table-row table:style-name="ro1">
          <table:table-cell table:style-name="ce6" office:value-type="string" calcext:value-type="string">
            <text:p>initial version</text:p>
          </table:table-cell>
          <table:table-cell table:style-name="ce6" office:value-type="string" calcext:value-type="string">
            <text:p>0.1</text:p>
          </table:table-cell>
          <table:table-cell table:style-name="ce11"/>
          <table:table-cell table:style-name="ce6"/>
          <table:table-cell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1"/>
          <table:table-cell table:style-name="ce6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Version information'.$A$1" table:cell-range-address="$'Version information'.$A$1:.$D$20" table:range-usable-as="print-range"/>
        </table:named-expressions>
      </table:table>
      <table:table table:name="XXXX01" table:style-name="ta2">
        <office:forms form:automatic-focus="false" form:apply-design-mode="false"/>
        <table:table-column table:style-name="co6" table:default-cell-style-name="ce28"/>
        <table:table-column table:style-name="co7" table:default-cell-style-name="ce42"/>
        <table:table-column table:style-name="co7" table:default-cell-style-name="ce53"/>
        <table:table-column table:style-name="co7" table:number-columns-repeated="2" table:default-cell-style-name="ce42"/>
        <table:table-column table:style-name="co7" table:number-columns-repeated="3" table:default-cell-style-name="ce53"/>
        <table:table-column table:style-name="co8" table:default-cell-style-name="ce53"/>
        <table:table-column table:style-name="co7" table:number-columns-repeated="11" table:default-cell-style-name="ce53"/>
        <table:table-column table:style-name="co5" table:number-columns-repeated="1004" table:default-cell-style-name="ce53"/>
        <table:table-row table:style-name="ro1">
          <table:table-cell table:style-name="ce18" office:value-type="string" calcext:value-type="string">
            <text:p>cluster</text:p>
          </table:table-cell>
          <table:table-cell table:style-name="ce18" table:formula="of:=ClusterName" office:value-type="string" office:string-value="&lt;logical test cluster name&gt;" calcext:value-type="string">
            <text:p>&lt;logical test cluster name&gt;</text:p>
          </table:table-cell>
          <table:table-cell table:style-name="ce2" table:number-columns-repeated="3"/>
          <table:table-cell table:style-name="ce18" office:value-type="string" calcext:value-type="string">
            <text:p>Functional Priority</text:p>
          </table:table-cell>
          <table:table-cell table:style-name="ce18" office:value-type="string" calcext:value-type="string">
            <text:p>Status testcase</text:p>
          </table:table-cell>
          <table:table-cell table:style-name="ce18" office:value-type="string" calcext:value-type="string">
            <text:p>Test Priority</text:p>
          </table:table-cell>
          <table:table-cell table:style-name="ce18" office:value-type="string" calcext:value-type="string">
            <text:p>Test Status</text:p>
          </table:table-cell>
          <table:table-cell table:style-name="ce61" table:number-columns-repeated="1015"/>
        </table:table-row>
        <table:table-row table:style-name="ro1">
          <table:table-cell table:style-name="ce18" office:value-type="string" calcext:value-type="string">
            <text:p>subcluster id</text:p>
          </table:table-cell>
          <table:table-cell table:style-name="ce18" table:formula="of:=ClusterID&amp;&quot;01&quot;" office:value-type="string" office:string-value="XXXX01" calcext:value-type="string">
            <text:p>XXXX01</text:p>
          </table:table-cell>
          <table:table-cell table:style-name="ce2" table:number-columns-repeated="3"/>
          <table:table-cell table:number-columns-repeated="3" table:style-name="ce57" office:value-type="string" calcext:value-type="string">
            <text:p>Not defined</text:p>
          </table:table-cell>
          <table:table-cell table:style-name="ce57" office:value-type="string" calcext:value-type="string">
            <text:p>S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subcluster name</text:p>
          </table:table-cell>
          <table:table-cell table:style-name="ce18" office:value-type="string" calcext:value-type="string">
            <text:p>&lt;logical subcluster name&gt;</text:p>
          </table:table-cell>
          <table:table-cell table:style-name="ce1"/>
          <table:table-cell table:style-name="ce54"/>
          <table:table-cell table:style-name="ce2"/>
          <table:table-cell table:style-name="ce57" office:value-type="string" calcext:value-type="string">
            <text:p>Must have</text:p>
          </table:table-cell>
          <table:table-cell table:style-name="ce57" office:value-type="string" calcext:value-type="string">
            <text:p>Not started</text:p>
          </table:table-cell>
          <table:table-cell table:style-name="ce57" office:value-type="string" calcext:value-type="string">
            <text:p>Must Test</text:p>
          </table:table-cell>
          <table:table-cell table:style-name="ce57" office:value-type="string" calcext:value-type="string">
            <text:p>N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subcluster priority</text:p>
          </table:table-cell>
          <table:table-cell table:style-name="ce18" table:content-validation-name="val1" office:value-type="string" calcext:value-type="string">
            <text:p>Must Test</text:p>
          </table:table-cell>
          <table:table-cell table:style-name="ce1" table:number-columns-repeated="2"/>
          <table:table-cell table:style-name="ce2"/>
          <table:table-cell table:style-name="ce57" office:value-type="string" calcext:value-type="string">
            <text:p>Should have</text:p>
          </table:table-cell>
          <table:table-cell table:style-name="ce57" office:value-type="string" calcext:value-type="string">
            <text:p>Developing</text:p>
          </table:table-cell>
          <table:table-cell table:style-name="ce57" office:value-type="string" calcext:value-type="string">
            <text:p>Should Test</text:p>
          </table:table-cell>
          <table:table-cell table:style-name="ce57" office:value-type="string" calcext:value-type="string">
            <text:p>G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version</text:p>
          </table:table-cell>
          <table:table-cell table:style-name="ce18" table:formula="of:=ApplicationVersion" office:value-type="string" office:string-value="&lt;version number&gt;" calcext:value-type="string">
            <text:p>&lt;version number&gt;</text:p>
          </table:table-cell>
          <table:table-cell table:style-name="ce1"/>
          <table:table-cell table:style-name="ce2" table:content-validation-name="val1"/>
          <table:table-cell table:style-name="ce2"/>
          <table:table-cell table:style-name="ce57" office:value-type="string" calcext:value-type="string">
            <text:p>Could have</text:p>
          </table:table-cell>
          <table:table-cell table:style-name="ce57" office:value-type="string" calcext:value-type="string">
            <text:p>Ready for review</text:p>
          </table:table-cell>
          <table:table-cell table:style-name="ce57" office:value-type="string" calcext:value-type="string">
            <text:p>Could Test</text:p>
          </table:table-cell>
          <table:table-cell table:style-name="ce57" office:value-type="string" calcext:value-type="string">
            <text:p>F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29" table:formula="of:=ApplicationDate" office:value-type="string" office:string-value="&lt;version date&gt;" calcext:value-type="string">
            <text:p>&lt;version date&gt;</text:p>
          </table:table-cell>
          <table:table-cell table:style-name="ce1"/>
          <table:table-cell table:style-name="ce2" table:content-validation-name="val1"/>
          <table:table-cell table:style-name="ce2"/>
          <table:table-cell table:style-name="ce57" office:value-type="string" calcext:value-type="string">
            <text:p>Won't have</text:p>
          </table:table-cell>
          <table:table-cell table:style-name="ce57" office:value-type="string" calcext:value-type="string">
            <text:p>Update after review</text:p>
          </table:table-cell>
          <table:table-cell table:style-name="ce57" office:value-type="string" calcext:value-type="string">
            <text:p>Won't Test</text:p>
          </table:table-cell>
          <table:table-cell table:style-name="ce57" office:value-type="string" calcext:value-type="string">
            <text:p>T</text:p>
          </table:table-cell>
          <table:table-cell table:style-name="Default" table:number-columns-repeated="1015"/>
        </table:table-row>
        <table:table-row table:style-name="ro1">
          <table:table-cell table:style-name="ce18" table:number-columns-repeated="2"/>
          <table:table-cell table:style-name="ce1"/>
          <table:table-cell table:style-name="ce2" table:content-validation-name="val1"/>
          <table:table-cell table:style-name="ce2"/>
          <table:table-cell table:style-name="ce57"/>
          <table:table-cell table:style-name="ce57" office:value-type="string" calcext:value-type="string">
            <text:p>Final</text:p>
          </table:table-cell>
          <table:table-cell table:style-name="ce57" table:number-columns-repeated="2"/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number of testconditions</text:p>
          </table:table-cell>
          <table:table-cell table:style-name="ce18" table:formula="of:=COUNTIF([.A$1:.A$1048576];&quot;testcondition&quot;) + COUNTIF([.A$1:.A$1048576];&quot;test condition&quot;)" office:value-type="float" office:value="2" calcext:value-type="float">
            <text:p>2</text:p>
          </table:table-cell>
          <table:table-cell table:style-name="ce2" table:number-columns-repeated="3"/>
          <table:table-cell table:style-name="ce18" table:number-columns-repeated="4"/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number of testcases</text:p>
          </table:table-cell>
          <table:table-cell table:style-name="ce18" table:formula="of:=COUNTIF([.A$1:.A$1048576];&quot;testcase&quot;) + COUNTIF([.A$1:.A$1048576];&quot;test case&quot;)" office:value-type="float" office:value="5" calcext:value-type="float">
            <text:p>5</text:p>
          </table:table-cell>
          <table:table-cell table:style-name="ce1" table:number-columns-repeated="2"/>
          <table:table-cell table:style-name="ce2"/>
          <table:table-cell table:style-name="ce18" table:number-columns-repeated="3"/>
          <table:table-cell table:style-name="ce18" office:value-type="string" calcext:value-type="string">
            <text:p>&amp;cont column</text:p>
          </table:table-cell>
          <table:table-cell table:style-name="Default" table:number-columns-repeated="1015"/>
        </table:table-row>
        <table:table-row table:style-name="ro1">
          <table:table-cell table:style-name="ce19"/>
          <table:table-cell table:style-name="ce30" office:value-type="string" calcext:value-type="string">
            <text:p>Comment for the subcluster</text:p>
          </table:table-cell>
          <table:table-cell table:style-name="ce12"/>
          <table:table-cell table:style-name="ce55"/>
          <table:table-cell table:style-name="ce12" table:number-columns-repeated="1020"/>
        </table:table-row>
        <table:table-row table:style-name="ro1">
          <table:table-cell table:style-name="ce19"/>
          <table:table-cell table:style-name="ce31"/>
          <table:table-cell table:style-name="ce12"/>
          <table:table-cell table:style-name="ce55"/>
          <table:table-cell table:style-name="Default" table:number-columns-repeated="1020"/>
        </table:table-row>
        <table:table-row table:style-name="ro1">
          <table:table-cell table:style-name="ce20" office:value-type="string" calcext:value-type="string">
            <text:p>cluster setup</text:p>
          </table:table-cell>
          <table:table-cell table:style-name="ce31"/>
          <table:table-cell table:style-name="ce12"/>
          <table:table-cell table:style-name="ce55"/>
          <table:table-cell table:style-name="Default" table:number-columns-repeated="1020"/>
        </table:table-row>
        <table:table-row table:style-name="ro1">
          <table:table-cell table:style-name="ce19"/>
          <table:table-cell table:style-name="ce31"/>
          <table:table-cell table:style-name="ce12"/>
          <table:table-cell table:style-name="ce55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condition</text:p>
          </table:table-cell>
          <table:table-cell table:style-name="ce32" table:formula="of:=CONCATENATE(VLOOKUP(&quot;SUBCLUSTER ID&quot;;[.A$1:.B$1048576];2;0);&quot;C&quot;;COUNTIF(OFFSET([.A$1];0;0;ROW();1); &quot;testcondition&quot;)*10)" office:value-type="string" office:string-value="XXXX01C10" calcext:value-type="string">
            <text:p>XXXX01C10</text:p>
          </table:table-cell>
          <table:table-cell table:style-name="ce44" office:value-type="string" calcext:value-type="string" table:number-columns-spanned="3" table:number-rows-spanned="1">
            <text:p>Condition 1</text:p>
          </table:table-cell>
          <table:covered-table-cell table:number-columns-repeated="2" table:style-name="ce56"/>
          <table:table-cell table:style-name="ce56" table:content-validation-name="val2" office:value-type="string" calcext:value-type="string">
            <text:p>Must have</text:p>
          </table:table-cell>
          <table:table-cell table:style-name="ce56" table:content-validation-name="val4" office:value-type="string" calcext:value-type="string">
            <text:p>Final</text:p>
          </table:table-cell>
          <table:table-cell table:style-name="ce56" table:content-validation-name="val1" office:value-type="string" calcext:value-type="string">
            <text:p>Must Test</text:p>
          </table:table-cell>
          <table:table-cell table:style-name="ce59"/>
          <table:table-cell table:style-name="ce61" table:number-columns-repeated="1015"/>
        </table:table-row>
        <table:table-row-group>
          <table:table-row table:style-name="ro1">
            <table:table-cell table:style-name="ce19"/>
            <table:table-cell table:style-name="ce30" office:value-type="string" calcext:value-type="string">
              <text:p>Comment and/or reference to requirement/specification</text:p>
            </table:table-cell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0" office:value-type="string" calcext:value-type="string">
              <text:p>#tag</text:p>
            </table:table-cell>
            <table:table-cell table:style-name="ce33" office:value-type="string" calcext:value-type="string">
              <text:p>Requirement</text:p>
            </table:table-cell>
            <table:table-cell table:style-name="ce46" office:value-type="string" calcext:value-type="string">
              <text:p>R1.1</text:p>
            </table:table-cell>
            <table:table-cell table:style-name="Default" table:number-columns-repeated="1021"/>
          </table:table-row>
          <table:table-row table:style-name="ro1">
            <table:table-cell table:style-name="ce22"/>
            <table:table-cell table:style-name="ce34"/>
            <table:table-cell table:style-name="ce47"/>
            <table:table-cell table:style-name="Default" table:number-columns-repeated="1021"/>
          </table:table-row>
          <table:table-row table:style-name="ro1">
            <table:table-cell table:style-name="ce20" office:value-type="string" calcext:value-type="string">
              <text:p>tc setup</text:p>
            </table:table-cell>
            <table:table-cell table:style-name="ce34"/>
            <table:table-cell table:style-name="ce47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3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10" calcext:value-type="string">
              <text:p>XXXX01C10T10</text:p>
            </table:table-cell>
            <table:table-cell table:style-name="ce48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21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36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43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/>
              <table:table-cell table:style-name="ce49"/>
              <table:table-cell table:style-name="ce39" table:number-columns-repeated="2"/>
              <table:table-cell table:style-name="Default" table:number-columns-repeated="1019"/>
            </table:table-row>
          </table:table-row-group>
          <table:table-row table:style-name="ro1">
            <table:table-cell table:style-name="ce23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20" calcext:value-type="string">
              <text:p>XXXX01C10T20</text:p>
            </table:table-cell>
            <table:table-cell table:style-name="ce48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27]&lt;&gt;&quot;&quot;;&quot;Test status:&quot;;&quot;&quot;)" office:value-type="string" office:string-value="Test status:" calcext:value-type="string">
              <text:p>Test status:</text:p>
            </table:table-cell>
            <table:table-cell table:style-name="ce60" table:content-validation-name="val5" office:value-type="string" calcext:value-type="string">
              <text:p>G</text:p>
            </table:table-cell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36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43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 table:number-columns-repeated="4"/>
              <table:table-cell table:style-name="Default" table:number-columns-repeated="1019"/>
            </table:table-row>
          </table:table-row-group>
          <table:table-row table:style-name="ro1">
            <table:table-cell table:style-name="ce25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30" calcext:value-type="string">
              <text:p>XXXX01C10T30</text:p>
            </table:table-cell>
            <table:table-cell table:style-name="ce25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27"/>
            <table:table-cell table:style-name="ce35" table:content-validation-name="val3" table:number-columns-repeated="2"/>
            <table:table-cell table:style-name="ce58" table:content-validation-name="val3" table:formula="of:=IF([.I33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43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 table:number-columns-repeated="4"/>
              <table:table-cell table:style-name="Default" table:number-columns-repeated="1019"/>
            </table:table-row>
          </table:table-row-group>
        </table:table-row-group>
        <table:table-row table:style-name="ro1">
          <table:table-cell table:style-name="ce26" office:value-type="string" calcext:value-type="string">
            <text:p>testcondition</text:p>
          </table:table-cell>
          <table:table-cell table:style-name="ce32" table:formula="of:=CONCATENATE(VLOOKUP(&quot;SUBCLUSTER ID&quot;;[.A$1:.B$1048576];2;0);&quot;C&quot;;COUNTIF(OFFSET([.A$1];0;0;ROW();1); &quot;testcondition&quot;)*10)" office:value-type="string" office:string-value="XXXX01C20" calcext:value-type="string">
            <text:p>XXXX01C20</text:p>
          </table:table-cell>
          <table:table-cell table:style-name="ce50" office:value-type="string" calcext:value-type="string" table:number-columns-spanned="3" table:number-rows-spanned="1">
            <text:p>Lamp moet aan en uitgezet kunnen worden</text:p>
          </table:table-cell>
          <table:covered-table-cell table:number-columns-repeated="2" table:style-name="ce26"/>
          <table:table-cell table:style-name="ce56" table:content-validation-name="val2" office:value-type="string" calcext:value-type="string">
            <text:p>Must have</text:p>
          </table:table-cell>
          <table:table-cell table:style-name="ce56" table:content-validation-name="val4" office:value-type="string" calcext:value-type="string">
            <text:p>Final</text:p>
          </table:table-cell>
          <table:table-cell table:style-name="ce56" table:content-validation-name="val1" office:value-type="string" calcext:value-type="string">
            <text:p>Must Test</text:p>
          </table:table-cell>
          <table:table-cell table:style-name="ce59"/>
          <table:table-cell table:style-name="ce61" table:number-columns-repeated="1015"/>
        </table:table-row>
        <table:table-row-group>
          <table:table-row table:style-name="ro1">
            <table:table-cell table:style-name="ce19"/>
            <table:table-cell table:style-name="ce41" office:value-type="string" calcext:value-type="string">
              <text:p>Comment and/or reference to requirement/specification</text:p>
            </table:table-cell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2" office:value-type="string" calcext:value-type="string">
              <text:p>#tag</text:p>
            </table:table-cell>
            <table:table-cell table:style-name="ce33" office:value-type="string" calcext:value-type="string">
              <text:p>Requirement</text:p>
            </table:table-cell>
            <table:table-cell table:style-name="ce51" office:value-type="string" calcext:value-type="string">
              <text:p>R1.2</text:p>
            </table:table-cell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5"/>
            <table:table-cell table:style-name="Default" table:number-columns-repeated="1021"/>
          </table:table-row>
          <table:table-row table:style-name="ro1">
            <table:table-cell table:style-name="ce25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10" calcext:value-type="string">
              <text:p>XXXX01C20T10</text:p>
            </table:table-cell>
            <table:table-cell table:style-name="ce25" office:value-type="string" calcext:value-type="string" table:number-columns-spanned="3" table:number-rows-spanned="1">
              <text:p>Onder normale operatie moet een lamp aan en uit gaan</text:p>
            </table:table-cell>
            <table:covered-table-cell table:number-columns-repeated="2" table:style-name="ce27"/>
            <table:table-cell table:style-name="ce35" table:content-validation-name="val3" table:number-columns-repeated="2"/>
            <table:table-cell table:style-name="ce58" table:content-validation-name="val3" table:formula="of:=IF([.I43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Nummer</text:p>
              </table:table-cell>
              <table:table-cell table:style-name="ce37" office:value-type="string" calcext:value-type="string">
                <text:p>Intensiteit</text:p>
              </table:table-cell>
              <table:table-cell table:style-name="ce37"/>
              <table:table-cell table:style-name="ce43"/>
              <table:table-cell table:style-name="ce37" table:number-columns-repeated="1019"/>
            </table:table-row>
            <table:table-row table:style-name="ro1">
              <table:table-cell table:style-name="ce24" office:value-type="string" calcext:value-type="string">
                <text:p>lamp aan</text:p>
              </table:table-cell>
              <table:table-cell table:style-name="ce38" office:value-type="float" office:value="3" calcext:value-type="float">
                <text:p>3</text:p>
              </table:table-cell>
              <table:table-cell table:style-name="ce38" office:value-type="float" office:value="100" calcext:value-type="float">
                <text:p>100</text:p>
              </table:table-cell>
              <table:table-cell table:style-name="ce38" table:number-columns-repeated="1021"/>
            </table:table-row>
            <table:table-row table:style-name="ro1">
              <table:table-cell table:style-name="ce24"/>
              <table:table-cell table:style-name="Default" table:number-columns-repeated="6"/>
              <table:table-cell table:style-name="ce38" table:number-columns-repeated="1017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Nummer</text:p>
              </table:table-cell>
              <table:table-cell table:style-name="ce37" office:value-type="string" calcext:value-type="string">
                <text:p>Aan/uit</text:p>
              </table:table-cell>
              <table:table-cell table:style-name="ce37"/>
              <table:table-cell table:style-name="ce43"/>
              <table:table-cell table:style-name="ce37" table:number-columns-repeated="2"/>
              <table:table-cell table:style-name="ce38" table:number-columns-repeated="1017"/>
            </table:table-row>
            <table:table-row table:style-name="ro1">
              <table:table-cell table:style-name="ce24" office:value-type="string" calcext:value-type="string">
                <text:p>check lamp</text:p>
              </table:table-cell>
              <table:table-cell table:style-name="ce38" office:value-type="float" office:value="3" calcext:value-type="float">
                <text:p>3</text:p>
              </table:table-cell>
              <table:table-cell table:style-name="ce38" office:value-type="string" calcext:value-type="string">
                <text:p>aan</text:p>
              </table:table-cell>
              <table:table-cell table:style-name="ce38" table:number-columns-repeated="1021"/>
            </table:table-row>
            <table:table-row table:style-name="ro1" table:number-rows-repeated="2">
              <table:table-cell table:style-name="ce24"/>
              <table:table-cell table:style-name="Default" table:number-columns-repeated="6"/>
              <table:table-cell table:style-name="ce38" table:number-columns-repeated="1017"/>
            </table:table-row>
          </table:table-row-group>
          <table:table-row table:style-name="ro1">
            <table:table-cell table:style-name="ce27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20" calcext:value-type="string">
              <text:p>XXXX01C20T20</text:p>
            </table:table-cell>
            <table:table-cell table:style-name="ce52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53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Default" table:number-columns-repeated="3"/>
              <table:table-cell table:style-name="ce37" table:number-columns-repeated="1017"/>
            </table:table-row>
            <table:table-row table:style-name="ro1">
              <table:table-cell table:style-name="ce20" office:value-type="string" calcext:value-type="string">
                <text:p>&lt;action word&gt;</text:p>
              </table:table-cell>
              <table:table-cell table:number-columns-repeated="3" table:style-name="ce38" office:value-type="string" calcext:value-type="string">
                <text:p>&lt;testdata&gt;</text:p>
              </table:table-cell>
              <table:table-cell table:style-name="Default" office:value-type="string" calcext:value-type="string">
                <text:p>&amp;Cont</text:p>
              </table:table-cell>
              <table:table-cell table:style-name="Default" table:number-columns-repeated="2"/>
              <table:table-cell table:style-name="ce38" table:number-columns-repeated="1017"/>
            </table:table-row>
          </table:table-row-group>
        </table:table-row-group>
        <table:table-row table:style-name="ro1">
          <table:table-cell table:style-name="actionword"/>
          <table:table-cell table:number-columns-repeated="1023"/>
        </table:table-row>
        <table:table-row table:style-name="ro1">
          <table:table-cell table:style-name="actionword"/>
          <table:table-cell table:style-name="ce43" office:value-type="string" calcext:value-type="string">
            <text:p>&lt;arg 5&gt;</text:p>
          </table:table-cell>
          <table:table-cell table:style-name="ce37" office:value-type="string" calcext:value-type="string">
            <text:p>&lt;arg 6&gt;</text:p>
          </table:table-cell>
          <table:table-cell table:style-name="ce37" office:value-type="string" calcext:value-type="string">
            <text:p>&lt;arg n&gt;</text:p>
          </table:table-cell>
          <table:table-cell table:number-columns-repeated="1020"/>
        </table:table-row>
        <table:table-row table:style-name="ro1">
          <table:table-cell table:style-name="actionword" office:value-type="string" calcext:value-type="string">
            <text:p>&amp;Cont</text:p>
          </table:table-cell>
          <table:table-cell table:number-columns-repeated="3" table:style-name="ce38" office:value-type="string" calcext:value-type="string">
            <text:p>&lt;testdata&gt;</text:p>
          </table:table-cell>
          <table:table-cell table:number-columns-repeated="1020"/>
        </table:table-row>
        <table:table-row table:style-name="ro1">
          <table:table-cell table:style-name="actionword"/>
          <table:table-cell table:number-columns-repeated="102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pplicationDate" table:base-cell-address="$'Version information'.$A$1" table:cell-range-address="$'Version information'.$B$5"/>
        <table:named-range table:name="ApplicationName" table:base-cell-address="$'Version information'.$A$1" table:cell-range-address="$'Version information'.$B$3"/>
        <table:named-range table:name="ApplicationVersion" table:base-cell-address="$'Version information'.$A$1" table:cell-range-address="$'Version information'.$B$4"/>
        <table:named-range table:name="ClusterID" table:base-cell-address="$'Version information'.$A$1" table:cell-range-address="$'Version information'.$B$2"/>
        <table:named-range table:name="ClusterName" table:base-cell-address="$'Version information'.$A$1" table:cell-range-address="$'Version information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 number:style="long"/>
    </number:date-style>
    <number:date-style style:name="N114">
      <number:day number:style="long"/>
      <number:text> </number:text>
      <number:month number:textual="true"/>
      <number:text> </number:text>
      <number:year number:style="long"/>
    </number:date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text-align-source="fix" style:repeat-content="false" style:rotation-align="none" style:vertical-align="top"/>
      <style:paragraph-properties fo:text-align="start"/>
      <style:text-properties style:font-name="Trebuchet MS" fo:font-family="'Trebuchet MS'" style:font-style-name="Regular" style:font-family-generic="swiss" style:font-pitch="variable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onword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rgument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family="'Trebuchet MS'" style:font-style-name="Regular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ent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Trebuchet MS2" fo:font-family="'Trebuchet MS'" style:font-style-name="Bold Italic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information" style:family="table-cell" style:parent-style-name="Default">
      <style:table-cell-properties fo:background-color="#99cc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g" style:family="table-cell" style:parent-style-name="Default">
      <style:table-cell-properties fo:background-color="#ffff99" style:diagonal-bl-tr="none" style:diagonal-tl-br="none" fo:border="0.74pt solid #000000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g-value" style:family="table-cell" style:parent-style-name="Default">
      <style:table-cell-properties style:diagonal-bl-tr="none" style:diagonal-tl-br="none" fo:border="0.74pt solid #000000"/>
    </style:style>
    <style:style style:name="testcase" style:family="table-cell" style:parent-style-name="Default">
      <style:table-cell-properties fo:border-bottom="0.74pt solid #000000" fo:background-color="#cc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text-shadow="none" style:text-underline-style="none" fo:font-weight="bold"/>
    </style:style>
    <style:style style:name="testcondition" style:family="table-cell" style:parent-style-name="Default">
      <style:table-cell-properties fo:border-bottom="0.74pt solid #000000" fo:background-color="#99cc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estdata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test-status-s" style:family="table-cell" style:parent-style-name="testcase">
      <style:table-cell-properties fo:background-color="#6699cc"/>
    </style:style>
    <style:style style:name="test-status-n" style:family="table-cell" style:parent-style-name="testcase">
      <style:table-cell-properties fo:border-bottom="0.06pt solid #000000" fo:background-color="#aea79f" style:text-align-source="fix" style:repeat-content="false" fo:border-left="none" fo:border-right="none" fo:border-top="0.06pt solid #000000"/>
      <style:paragraph-properties fo:text-align="center" fo:margin-left="0mm"/>
      <style:text-properties style:font-name="Trebuchet MS3" fo:font-family="'Trebuchet MS'" style:font-family-generic="swiss" style:font-pitch="variable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13mm" fo:margin-left="19mm" fo:margin-right="20mm" style:print-page-order="ttb" style:first-page-number="continue" loext:scale-to-X="1" loext:scale-to-Y="100" style:writing-mode="lr-tb" style:print="charts drawings grid headers objects zero-values"/>
      <style:header-style>
        <style:header-footer-properties fo:min-height="4.99mm" fo:margin-left="0mm" fo:margin-right="0mm" fo:margin-bottom="1.46mm"/>
      </style:header-style>
      <style:footer-style>
        <style:header-footer-properties fo:min-height="4.99mm" fo:margin-left="0mm" fo:margin-right="0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-00-0000</text:date>, <text:time style:data-style-name="N2" text:time-value="13:24:47.018783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information" style:display-name="PageStyle_Version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XXX01" style:display-name="PageStyle_XXXX01" style:page-layout-name="Mpm4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1"><text:date style:data-style-name="N2" text:date-value="2016-03-22">00-00-0000</text:date></text:span><text:span text:style-name="MT1"> </text:span></text:p>
        </style:region-left>
        <style:region-center>
          <text:p><text:span text:style-name="MT1">Page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file-name text:display="name-and-extension">???</text:file-name></text:span><text:span text:style-name="MT1"> 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uster template</dc:title>
    <meta:creation-date>2016-03-18T10:39:57.139459736</meta:creation-date>
    <meta:generator>LibreOffice/5.1.1.2$Linux_X86_64 LibreOffice_project/10m0$Build-2</meta:generator>
    <meta:editing-duration>PT6H57M26S</meta:editing-duration>
    <meta:editing-cycles>10</meta:editing-cycles>
    <meta:initial-creator>Maurice Koster</meta:initial-creator>
    <dc:date>2016-03-22T14:18:13.004718240</dc:date>
    <dc:creator>Maurice Koster</dc:creator>
    <meta:document-statistic meta:table-count="2" meta:cell-count="174" meta:object-count="0"/>
    <meta:user-defined meta:name="AppVersion">14.0300</meta:user-defined>
    <meta:user-defined meta:name="Company">Logica C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2008.03.001</meta:user-defined>
    <meta:template xlink:type="simple" xlink:actuate="onRequest" xlink:title="Cluster template" xlink:href="../../../../../../P:/Usas/CEDD/Testing/Templates/TestFrame%20Cluster%20Workbook%20-%20EN%20-%20v20160317.ots" meta:date="2016-03-18T16:35:05.290874534"/>
  </office:meta>
</office:document-meta>
</file>